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1cm" svg:stroke-color="#000000" draw:marker-start-width="0.306cm" draw:marker-end="Arrowheads_20_1" draw:marker-end-width="0.406cm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3465a4"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-color="#00a9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dash" draw:stroke-dash="Dot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3465a4" draw:fill-color="#ff0000" draw:opacity="50%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draw:stroke="solid"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464cm" fo:min-width="3.214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384cm" fo:min-width="3.134cm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0000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31cm" svg:y1="11.031cm" svg:x2="15.031cm" svg:y2="11.031cm">
          <text:p/>
        </draw:line>
        <draw:line draw:style-name="gr1" draw:text-style-name="P1" draw:layer="layout" svg:x1="6.513cm" svg:y1="11.031cm" svg:x2="6.531cm" svg:y2="2.531cm">
          <text:p/>
        </draw:line>
        <draw:frame draw:style-name="gr2" draw:text-style-name="P2" draw:layer="layout" svg:width="3.216cm" svg:height="0.962cm" svg:x="8.815cm" svg:y="12.031cm">
          <draw:text-box>
            <text:p>Feature 1</text:p>
          </draw:text-box>
        </draw:frame>
        <draw:frame draw:style-name="gr3" draw:text-style-name="P2" draw:layer="layout" svg:width="3.216cm" svg:height="0.962cm" draw:transform="rotate (1.5707963267949) translate (4.531cm 8.281cm)">
          <draw:text-box>
            <text:p>Feature 2</text:p>
          </draw:text-box>
        </draw:frame>
        <draw:custom-shape draw:style-name="gr4" draw:text-style-name="P3" draw:layer="layout" svg:width="0.5cm" svg:height="0.5cm" svg:x="14.531cm" svg:y="5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11.03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9.281cm" svg:y="4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1cm" svg:y="6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3.281cm" svg:y="7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9.531cm" svg:y="9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0.781cm" svg:y="8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781cm" svg:y="9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5cm" svg:height="0.5cm" svg:x="11.031cm" svg:y="1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81cm" svg:y="5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1cm" svg:y="4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9.581cm" svg:y="2.93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4.531cm" svg:y="8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7.281cm" svg:y="6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281cm" svg:y="7.2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9.031cm" svg:y="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1.531cm" svg:y="10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7" draw:text-style-name="P1" draw:layer="layout" svg:width="8.625cm" svg:height="3.339cm" draw:transform="skewX (6.46447778252718E-017) rotate (-1.21056036918327) translate (10.4904140576411cm 2.20876788365404cm)" svg:viewBox="0 0 8626 3340" svg:d="M0 3084c213 14 423-5 639-6 287-1 551 79 838 69 226-8 455 17 681 50 239 36 472 36 715 64 242 29 477 65 723 46 262-19 515 46 791 31 275-15 450-188 680-278 213-83 261-354 254-563-11-284-155-539-281-784-109-212-252-409-285-662-41-316 308-311 500-347 228-42 437-20 672-34 212-14 412 8 621-13 278-28 531-49 820-103 250-47 477-109 723-119 295-11 345-293 535-435">
          <text:p/>
        </draw:path>
        <draw:line draw:style-name="gr1" draw:text-style-name="P1" draw:layer="layout" svg:x1="6.532cm" svg:y1="23.531cm" svg:x2="15.032cm" svg:y2="23.531cm">
          <text:p/>
        </draw:line>
        <draw:line draw:style-name="gr1" draw:text-style-name="P1" draw:layer="layout" svg:x1="6.514cm" svg:y1="23.531cm" svg:x2="6.532cm" svg:y2="15.031cm">
          <text:p/>
        </draw:line>
        <draw:frame draw:style-name="gr2" draw:text-style-name="P2" draw:layer="layout" svg:width="3.216cm" svg:height="0.962cm" svg:x="8.816cm" svg:y="24.531cm">
          <draw:text-box>
            <text:p>Feature 1</text:p>
          </draw:text-box>
        </draw:frame>
        <draw:frame draw:style-name="gr3" draw:text-style-name="P2" draw:layer="layout" svg:width="3.216cm" svg:height="0.962cm" draw:transform="rotate (1.5707963267949) translate (4.532cm 20.781cm)">
          <draw:text-box>
            <text:p>Feature 2</text:p>
          </draw:text-box>
        </draw:frame>
        <draw:custom-shape draw:style-name="gr4" draw:text-style-name="P3" draw:layer="layout" svg:width="0.5cm" svg:height="0.5cm" svg:x="14.532cm" svg:y="18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11.032cm" svg:y="21.5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9.282cm" svg:y="16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2cm" svg:y="18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3.282cm" svg:y="20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9.532cm" svg:y="22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0.782cm" svg:y="20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782cm" svg:y="21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6" draw:layer="layout" svg:width="0.5cm" svg:height="0.5cm" svg:x="11.731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82cm" svg:y="18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2cm" svg:y="16.7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9.582cm" svg:y="15.43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4.532cm" svg:y="21.28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7.282cm" svg:y="1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282cm" svg:y="19.7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9.032cm" svg:y="21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1.532cm" svg:y="22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7" draw:text-style-name="P1" draw:layer="layout" svg:width="8.625cm" svg:height="3.339cm" draw:transform="rotate (-1.21056036918327) translate (10.4914140576411cm 14.708767883654cm)" svg:viewBox="0 0 8626 3340" svg:d="M0 3084c213 14 423-5 639-6 287-1 551 79 838 69 226-8 455 17 681 50 239 36 472 36 715 64 242 29 477 65 723 46 262-19 515 46 791 31 275-15 450-188 680-278 213-83 261-354 254-563-11-284-155-539-281-784-109-212-252-409-285-662-41-316 308-311 500-347 228-42 437-20 672-34 212-14 412 8 621-13 278-28 531-49 820-103 250-47 477-109 723-119 295-11 345-293 535-435">
          <text:p/>
        </draw:path>
        <draw:custom-shape draw:style-name="gr4" draw:text-style-name="P3" draw:layer="layout" svg:width="0.5cm" svg:height="0.5cm" svg:x="11.031cm" svg:y="16.53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1.031cm" svg:y="3.675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5cm" svg:height="0.5cm" svg:x="11.731cm" svg:y="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781cm" svg:y1="18.431cm" svg:x2="11.508cm" svg:y2="19.361cm">
          <text:p/>
        </draw:line>
        <draw:custom-shape draw:style-name="gr10" draw:text-style-name="P1" draw:layer="layout" svg:width="5.25cm" svg:height="5.25cm" svg:x="9.431cm" svg:y="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25cm" svg:height="5.25cm" svg:x="8.632cm" svg:y="1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764cm" svg:y1="5.811cm" svg:x2="11.491cm" svg:y2="6.74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2-08T02:07:54.884825415</dc:date>
    <meta:editing-duration>PT34M28S</meta:editing-duration>
    <meta:editing-cycles>4</meta:editing-cycles>
    <meta:generator>LibreOffice/7.0.4.2$Linux_X86_64 LibreOffice_project/00$Build-2</meta:generator>
    <meta:document-statistic meta:object-count="51"/>
  </office:meta>
</office:document-meta>
</file>